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textarea-horizontal-align="center" draw:textarea-vertical-align="middle" draw:auto-grow-height="false"/>
    </style:style>
    <style:style style:name="gr12" style:family="graphic" style:parent-style-name="standard">
      <style:graphic-properties draw:fill="solid" draw:fill-color="#ffcc99" draw:textarea-horizontal-align="left" draw:textarea-vertical-align="top" draw:auto-grow-height="false"/>
    </style:style>
    <style:style style:name="gr13" style:family="graphic" style:parent-style-name="standard" style:list-style-name="L1">
      <style:graphic-properties draw:fill="solid" draw:fill-color="#ffcc99" draw:textarea-horizontal-align="left" draw:textarea-vertical-align="top" draw:auto-grow-height="false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DejaVu Sans Condensed'" style:font-family-generic="roman" style:font-pitch="variable" fo:font-size="18pt" style:letter-kerning="true" style:font-size-asian="18pt" style:font-family-complex="'Lohit Hindi'" style:font-family-generic-complex="system" style:font-pitch-complex="variable" style:font-size-complex="18pt"/>
    </style:style>
    <style:style style:name="P4" style:family="paragraph">
      <style:paragraph-properties fo:text-align="start"/>
      <style:text-properties fo:font-family="'DejaVu Sans Condensed'" style:font-family-generic="roman" style:font-pitch="variable" fo:font-size="18pt" style:letter-kerning="true" style:font-size-asian="18pt" style:font-family-complex="'Lohit Hindi'" style:font-family-generic-complex="system" style:font-pitch-complex="variable" style:font-size-complex="18pt"/>
    </style:style>
    <style:style style:name="P5" style:family="paragraph">
      <style:paragraph-properties fo:text-align="center"/>
      <style:text-properties fo:font-family="'DejaVu Sans Condensed'" style:font-family-generic="roman" style:font-pitch="variable" fo:font-size="18pt" style:letter-kerning="tru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7cm" svg:height="9cm" svg:x="2.5cm" svg:y="1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.5cm" svg:x="3cm" svg:y="7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1.5cm" svg:x="3cm" svg:y="2.5cm">
          <text:p text:style-name="P1">OS (IMM, X11...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cm" svg:y1="4cm" svg:x2="6.5cm" svg:y2="7.5cm">
          <text:p/>
        </draw:line>
        <draw:custom-shape draw:style-name="gr5" draw:text-style-name="P1" draw:layer="layout" svg:width="3.249cm" svg:height="1cm" svg:x="7.751cm" svg:y="6cm">
          <text:p text:style-name="P1">Key press</text:p>
          <draw:enhanced-geometry svg:viewBox="0 0 21600 21600" draw:mirror-horizontal="false" draw:type="line-callout-2" draw:modifiers="-8161.47692307692 4013.58641358641 -3600 4000 -1648.24615384615 11911.2887112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1" draw:layer="layout" svg:width="2cm" svg:height="2cm" svg:x="5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7cm" svg:height="9cm" svg:x="12.5cm" svg:y="1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.5cm" svg:x="13cm" svg:y="7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5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4cm" svg:height="1.5cm" svg:x="4cm" svg:y="11cm">
          <text:p text:style-name="P1">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5cm" svg:y1="7.5cm" svg:x2="5.5cm" svg:y2="4cm">
          <text:p/>
        </draw:line>
        <draw:custom-shape draw:style-name="gr5" draw:text-style-name="P1" draw:layer="layout" svg:width="4.249cm" svg:height="1cm" svg:x="7.751cm" svg:y="4.5cm">
          <text:p text:style-name="P1">Commit text</text:p>
          <draw:enhanced-geometry svg:viewBox="0 0 21600 21600" draw:mirror-horizontal="false" draw:type="line-callout-2" draw:modifiers="-11140.5176470588 37395.4045954046 -4528.37647058824 12234.965034965 -1250.25882352941 11911.2887112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17cm" svg:height="11.5cm" svg:x="2.5cm" svg:y="13.5cm">
          <text:p text:style-name="P1">Backend Proces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0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5cm" svg:height="6cm" svg:x="8.5cm" svg:y="14.5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1.5cm" svg:x="9cm" svg:y="16.5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1.5cm" svg:x="9.5cm" svg:y="18.5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16cm" svg:y="14.5cm">
          <text:p text:style-name="P1">UI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5cm" svg:y1="15.5cm" svg:x2="16cm" svg:y2="15.5cm">
          <text:p/>
        </draw:line>
        <draw:line draw:style-name="gr4" draw:text-style-name="P1" draw:layer="layout" svg:x1="11cm" svg:y1="20cm" svg:x2="11cm" svg:y2="22cm">
          <text:p/>
        </draw:line>
        <draw:custom-shape draw:style-name="gr2" draw:text-style-name="P1" xml:id="id2" draw:id="id2" draw:layer="layout" svg:width="4cm" svg:height="2cm" svg:x="9.5cm" svg:y="22cm">
          <text:p text:style-name="P1">Engin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cm" svg:y1="22cm" svg:x2="12cm" svg:y2="20cm">
          <text:p/>
        </draw:line>
        <draw:custom-shape draw:style-name="gr5" draw:text-style-name="P1" draw:layer="layout" svg:width="3.249cm" svg:height="1cm" svg:x="14.751cm" svg:y="21.5cm">
          <text:p text:style-name="P1">KeyEvent</text:p>
          <draw:enhanced-geometry svg:viewBox="0 0 21600 21600" draw:mirror-horizontal="false" draw:type="line-callout-2" draw:modifiers="-24278.4 -2848.35164835165 -4911.50769230769 -2848.35164835165 -1648.24615384615 11911.2887112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4.249cm" svg:height="1cm" svg:x="14.751cm" svg:y="20cm">
          <text:p text:style-name="P1">Context data</text:p>
          <draw:enhanced-geometry svg:viewBox="0 0 21600 21600" draw:mirror-horizontal="false" draw:mirror-vertical="false" draw:type="line-callout-2" draw:modifiers="-13437.7411764706 22290.5094905095 -4096.37647058824 22290.5094905095 -1250.25882352941 11911.2887112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xml:id="id1" draw:id="id1" draw:layer="layout" svg:width="3cm" svg:height="2cm" svg:x="3.5cm" svg:y="17cm">
          <text:p text:style-name="P1">Config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cm" svg:y1="18cm" svg:x2="8.5cm" svg:y2="18cm">
          <text:p/>
        </draw:line>
        <draw:connector draw:style-name="gr4" draw:text-style-name="P1" draw:layer="layout" svg:x1="5cm" svg:y1="19cm" svg:x2="9.5cm" svg:y2="23cm" draw:start-shape="id1" draw:start-glue-point="2" draw:end-shape="id2" draw:end-glue-point="3" svg:d="m5000 19000v4000h4500">
          <text:p/>
        </draw:connector>
        <draw:frame draw:style-name="gr10" draw:text-style-name="P1" draw:layer="layout" svg:width="6.5cm" svg:height="1cm" svg:x="8cm" svg:y="25.5cm">
          <draw:text-box>
            <text:p text:style-name="P1">Framework</text:p>
          </draw:text-box>
        </draw:frame>
      </draw:page>
      <draw:page draw:name="page2" draw:style-name="dp1" draw:master-page-name="預設">
        <draw:frame draw:style-name="gr10" draw:text-style-name="P1" draw:layer="layout" svg:width="6.5cm" svg:height="1cm" svg:x="8cm" svg:y="25.5cm">
          <draw:text-box>
            <text:p text:style-name="P1">librime</text:p>
          </draw:text-box>
        </draw:frame>
        <draw:custom-shape draw:style-name="gr8" draw:text-style-name="P1" draw:layer="layout" svg:width="17.5cm" svg:height="12cm" svg:x="2cm" svg:y="4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6.5cm" svg:x="4cm" svg:y="8.5cm">
          <text:p text:style-name="P2">Cont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4cm" svg:y="5.5cm">
          <text:p text:style-name="P2">Schema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cm" svg:height="2cm" svg:x="4cm" svg:y="1cm">
          <text:p text:style-name="P1">Config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cm" svg:y1="3cm" svg:x2="6cm" svg:y2="5.5cm">
          <text:p/>
        </draw:line>
        <draw:line draw:style-name="gr4" draw:text-style-name="P1" draw:layer="layout" svg:x1="16cm" svg:y1="2.5cm" svg:x2="16cm" svg:y2="5cm">
          <text:p/>
        </draw:line>
        <draw:custom-shape draw:style-name="gr12" draw:text-style-name="P1" xml:id="id3" draw:id="id3" draw:layer="layout" svg:width="4.5cm" svg:height="3cm" svg:x="14cm" svg:y="5cm">
          <text:p text:style-name="P2">Processors</text:p>
          <text:p text:style-name="P2"><text:span text:style-name="T1">AbcComposer</text:span></text:p>
          <text:p text:style-name="P2"><text:span text:style-name="T1">ComboComposer</text:span></text:p>
          <text:p text:style-name="P2"><text:span text:style-name="T1">Edi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5cm" svg:height="3cm" svg:x="14cm" svg:y="8.5cm">
          <text:p text:style-name="P3">Segmentors</text:p>
          <text:p text:style-name="P3"><text:span text:style-name="T1">UrlSegmentor</text:span></text:p>
          <text:p text:style-name="P4"><text:span text:style-name="T1">AbcSegmentor</text:span></text:p>
          <text:p text:style-name="P4"><text:span text:style-name="T1">PunctSegmentor</text:span></text:p>
          <text:p text:style-name="P4"><text:span text:style-name="T1">EchoSegmen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4.5cm" svg:height="3cm" svg:x="14cm" svg:y="12cm">
          <text:p text:style-name="P2">Translators</text:p>
          <text:p text:style-name="P2"><text:span text:style-name="T1">R10nTranslator</text:span></text:p>
          <text:p text:style-name="P2"><text:span text:style-name="T1">TableTranslator</text:span></text:p>
          <text:p text:style-name="P2"><text:span text:style-name="T1">EchoTransla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cm" svg:height="1cm" svg:x="14cm" svg:y="1.5cm">
          <text:p text:style-name="P1">KeyEvent</text:p>
          <draw:enhanced-geometry svg:viewBox="0 0 21600 21600" draw:type="rectangle" draw:enhanced-path="M 0 0 L 21600 0 21600 21600 0 21600 0 0 Z N"/>
        </draw:custom-shape>
        <draw:custom-shape draw:style-name="gr15" draw:text-style-name="P1" xml:id="id4" draw:id="id4" draw:layer="layout" svg:width="3cm" svg:height="1cm" svg:x="7.5cm" svg:y="9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cm" svg:height="1cm" svg:x="7.5cm" svg:y="13.5cm">
          <text:p text:style-name="P1">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4.5cm" svg:height="1cm" svg:x="6cm" svg:y="12cm">
          <text:p text:style-name="P1">Com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4.5cm" svg:height="1cm" svg:x="6cm" svg:y="10.5cm">
          <text:p text:style-name="P1">Seg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cm" svg:y1="6.5cm" svg:x2="9cm" svg:y2="9cm" draw:start-shape="id3" draw:start-glue-point="3" draw:end-shape="id4" draw:end-glue-point="0" svg:d="m14000 6500h-5000v2500">
          <text:p/>
        </draw:connector>
        <draw:line draw:style-name="gr4" draw:text-style-name="P1" draw:layer="layout" svg:x1="10.5cm" svg:y1="9.5cm" svg:x2="14cm" svg:y2="9.5cm">
          <text:p/>
        </draw:line>
        <draw:line draw:style-name="gr4" draw:text-style-name="P1" draw:layer="layout" svg:x1="14cm" svg:y1="11cm" svg:x2="10.5cm" svg:y2="11cm">
          <text:p/>
        </draw:line>
        <draw:line draw:style-name="gr4" draw:text-style-name="P1" draw:layer="layout" svg:x1="10.5cm" svg:y1="11.5cm" svg:x2="14cm" svg:y2="13.5cm">
          <text:p/>
        </draw:line>
        <draw:line draw:style-name="gr4" draw:text-style-name="P1" draw:layer="layout" svg:x1="14cm" svg:y1="14cm" svg:x2="10.5cm" svg:y2="14cm">
          <text:p/>
        </draw:line>
        <draw:custom-shape draw:style-name="gr7" draw:text-style-name="P1" xml:id="id5" draw:id="id5" draw:layer="layout" svg:width="4.5cm" svg:height="2cm" svg:x="14cm" svg:y="18cm">
          <text:p text:style-name="P1">Dictionari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25cm" svg:y1="18cm" svg:x2="16.25cm" svg:y2="15cm" draw:start-shape="id5" draw:start-glue-point="0" draw:end-shape="id6" draw:end-glue-point="2" svg:d="m16250 18000v-3000">
          <text:p/>
        </draw:connector>
        <draw:custom-shape draw:style-name="gr2" draw:text-style-name="P1" xml:id="id7" draw:id="id7" draw:layer="layout" svg:width="5.5cm" svg:height="2cm" svg:x="4.5cm" svg:y="21.5cm">
          <text:p text:style-name="P1">Spelling Algebr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cm" svg:y1="22.5cm" svg:x2="14cm" svg:y2="19cm" draw:start-shape="id7" draw:start-glue-point="1" draw:end-shape="id5" draw:end-glue-point="3" svg:d="m10000 22500h2000v-3500h2000">
          <text:p/>
        </draw:connector>
        <draw:custom-shape draw:style-name="gr2" draw:text-style-name="P1" xml:id="id8" draw:id="id8" draw:layer="layout" svg:width="4.5cm" svg:height="2cm" svg:x="5cm" svg:y="18cm">
          <text:p text:style-name="P1">Syllabliz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25cm" svg:y1="18cm" svg:x2="16.25cm" svg:y2="15cm" draw:start-shape="id8" draw:start-glue-point="0" draw:end-shape="id6" svg:d="m7250 18000v-1500h9000v-1500">
          <text:p/>
        </draw:connector>
        <draw:connector draw:style-name="gr4" draw:text-style-name="P1" draw:layer="layout" svg:x1="7.25cm" svg:y1="21.5cm" svg:x2="7.25cm" svg:y2="20cm" draw:start-shape="id7" draw:start-glue-point="0" draw:end-shape="id8" draw:end-glue-point="2" svg:d="m7250 21500v-1500">
          <text:p/>
        </draw:connector>
        <draw:custom-shape draw:style-name="gr7" draw:text-style-name="P1" xml:id="id9" draw:id="id9" draw:layer="layout" svg:width="3.5cm" svg:height="2cm" svg:x="14.5cm" svg:y="21.5cm">
          <text:p text:style-name="P1">Tr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6.25cm" svg:y1="21.5cm" svg:x2="16.25cm" svg:y2="20cm" draw:start-shape="id9" draw:start-glue-point="0" draw:end-shape="id5" draw:end-glue-point="2" svg:d="m16250 21500v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otem </meta:initial-creator>
    <meta:creation-date>2011-05-21T10:17:37</meta:creation-date>
    <dc:date>2011-05-21T12:27:10</dc:date>
    <dc:creator>lotem </dc:creator>
    <meta:editing-duration>PT1H33M58S</meta:editing-duration>
    <meta:editing-cycles>2</meta:editing-cycles>
    <meta:generator>LibreOffice/3.3$Linux LibreOffice_project/330m19$Build-202</meta:generator>
    <meta:document-statistic meta:object-count="57"/>
  </office:meta>
</office:document-meta>
</file>